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fo:color="#c45911"/>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fo:color="#c45911"/>
    </style:style>
    <style:style style:name="T6" style:family="text">
      <style:text-properties fo:font-size="11.00pt" fo:font-weight="normal" fo:font-family="Calibri" style:font-family-asian="Calibri" style:font-family-complex="Calibri" fo:background-color="transparent" fo:color="#00b0f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fo:color="#00b0f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fo:color="#00b0f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fo:color="#c45911"/>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fo:color="#00b0f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fo:color="#00b0f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fo:color="#00b0f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fo:color="#00b0f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fo:color="#c45911"/>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fo:color="#00b0f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fo:color="#00b0f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fo:color="#00b0f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fo:color="#00b0f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fo:color="#00b0f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fo:color="#ff0000"/>
    </style:style>
    <style:style style:name="T35" style:family="text">
      <style:text-properties fo:font-size="11.00pt" fo:font-weight="normal"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ff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fo:color="#ff0000"/>
    </style:style>
    <style:style style:name="T39" style:family="text">
      <style:text-properties fo:font-size="11.00pt" fo:font-weight="normal" fo:font-family="Calibri" style:font-family-asian="Calibri" style:font-family-complex="Calibri" fo:background-color="transparent" fo:color="#000000"/>
    </style:style>
    <style:style style:name="T40" style:family="text">
      <style:text-properties fo:font-size="14.00pt" fo:font-weight="normal" fo:font-family="Calibri" style:font-family-asian="Calibri" style:font-family-complex="Calibri" fo:background-color="transparent" fo:color="#ff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fo:color="#ff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fo:color="#ff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fo:color="#c45911"/>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8.00pt" fo:font-weight="normal" fo:font-family="Calibri" style:font-family-asian="Calibri" style:font-family-complex="Calibri" fo:background-color="transparent" fo:color="#c45911"/>
    </style:style>
    <style:style style:name="T50" style:family="text">
      <style:text-properties fo:font-size="18.00pt" fo:font-weight="normal" fo:font-family="Calibri" style:font-family-asian="Calibri" style:font-family-complex="Calibri" fo:background-color="transparent" fo:color="#171717"/>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fo:color="#c45911"/>
    </style:style>
    <style:style style:name="T54" style:family="text">
      <style:text-properties fo:font-size="12.00pt" fo:font-weight="normal" fo:font-family="Calibri" style:font-family-asian="Calibri" style:font-family-complex="Calibri" fo:background-color="transparent" fo:color="#171717"/>
    </style:style>
    <style:style style:name="T55" style:family="text">
      <style:text-properties fo:font-size="11.00pt" fo:font-weight="normal" fo:font-family="'Source Sans Pro'" style:font-family-asian="'Source Sans Pro'" style:font-family-complex="'Source Sans Pro'" fo:background-color="#ffffff" fo:color="#333333"/>
    </style:style>
    <style:style style:name="T56" style:family="text">
      <style:text-properties fo:font-size="11.00pt" fo:font-weight="bold" fo:font-family="'Source Sans Pro'" style:font-family-asian="'Source Sans Pro'" style:font-family-complex="'Source Sans Pro'" fo:background-color="#ffffff" fo:color="#333333"/>
    </style:style>
    <style:style style:name="T57" style:family="text">
      <style:text-properties fo:font-size="12.00pt" fo:font-weight="normal" fo:font-family="Calibri" style:font-family-asian="Calibri" style:font-family-complex="Calibri" fo:background-color="transparent" fo:color="#171717"/>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fo:color="#171717"/>
    </style:style>
    <style:style style:name="T60" style:family="text">
      <style:text-properties fo:font-size="14.00pt" fo:font-weight="normal" fo:font-family="Calibri" style:font-family-asian="Calibri" style:font-family-complex="Calibri" fo:background-color="transparent" fo:color="#c45911"/>
    </style:style>
    <style:style style:name="T61" style:family="text">
      <style:text-properties fo:font-size="12.00pt" fo:font-weight="normal" fo:font-family="Calibri" style:font-family-asian="Calibri" style:font-family-complex="Calibri" fo:background-color="transparent" fo:color="#171717"/>
    </style:style>
    <style:style style:name="T62" style:family="text">
      <style:text-properties fo:font-size="14.00pt" fo:font-weight="normal" fo:font-family="Calibri" style:font-family-asian="Calibri" style:font-family-complex="Calibri" fo:background-color="transparent" fo:color="#c45911"/>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fo:color="#c45911"/>
    </style:style>
    <style:style style:name="T65" style:family="text">
      <style:text-properties fo:font-size="12.00pt" fo:font-weight="normal" fo:font-family="Calibri" style:font-family-asian="Calibri" style:font-family-complex="Calibri" fo:background-color="transparent" fo:color="#171717"/>
    </style:style>
    <style:style style:name="T6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6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6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6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7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7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171717"/>
    </style:style>
    <style:style style:name="T72" style:family="text">
      <style:text-properties fo:font-size="12.00pt" fo:font-weight="normal" fo:font-family="Calibri" style:font-family-asian="Calibri" style:font-family-complex="Calibri" fo:background-color="transparent" fo:color="#171717"/>
    </style:style>
    <style:style style:name="T73" style:family="text">
      <style:text-properties fo:font-size="14.00pt" fo:font-weight="normal" fo:font-family="Calibri" style:font-family-asian="Calibri" style:font-family-complex="Calibri" fo:background-color="transparent" fo:color="#c45911"/>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normal" fo:font-family="Calibri" style:font-family-asian="Calibri" style:font-family-complex="Calibri" fo:background-color="transparent" fo:color="#c45911"/>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left" fo:margin-left="0.00pt" fo:text-indent="36.00pt" fo:margin-bottom="8.00pt"/>
    </style:style>
    <style:style style:name="P4" style:family="paragraph">
      <style:paragraph-properties fo:line-height="100.00%" fo:text-align="left" fo:margin-bottom="8.00pt"/>
    </style:style>
    <style:style style:name="P5" style:family="paragraph">
      <style:paragraph-properties fo:line-height="100.00%" fo:text-align="left" fo:margin-left="0.00pt" fo:text-indent="36.00pt" fo:margin-bottom="8.00pt"/>
    </style:style>
    <style:style style:name="P6" style:family="paragraph">
      <style:paragraph-properties fo:line-height="100.00%" fo:text-align="left" fo:margin-bottom="8.00pt"/>
    </style:style>
    <style:style style:name="P7" style:family="paragraph">
      <style:paragraph-properties fo:line-height="100.00%" fo:text-align="left" fo:margin-left="0.00pt" fo:text-indent="36.00pt" fo:margin-bottom="8.00pt"/>
    </style:style>
    <style:style style:name="P8" style:family="paragraph">
      <style:paragraph-properties fo:line-height="100.00%" fo:text-align="left" fo:margin-bottom="8.00pt"/>
    </style:style>
    <style:style style:name="P9" style:family="paragraph">
      <style:paragraph-properties fo:line-height="100.00%" fo:text-align="left" fo:margin-left="0.00pt" fo:text-indent="36.00pt" fo:margin-bottom="8.00pt"/>
    </style:style>
    <style:style style:name="P10" style:family="paragraph">
      <style:paragraph-properties fo:line-height="100.00%" fo:text-align="left" fo:margin-bottom="8.00pt"/>
    </style:style>
    <style:style style:name="P11" style:family="paragraph">
      <style:paragraph-properties fo:line-height="100.00%" fo:text-align="left" fo:margin-left="0.00pt" fo:text-indent="36.00pt" fo:margin-bottom="8.00pt"/>
    </style:style>
    <style:style style:name="P12" style:family="paragraph">
      <style:paragraph-properties fo:line-height="100.00%" fo:text-align="left" fo:margin-bottom="8.00pt"/>
    </style:style>
    <style:style style:name="P13" style:family="paragraph">
      <style:paragraph-properties fo:line-height="100.00%" fo:text-align="left" fo:margin-bottom="8.00pt"/>
    </style:style>
    <style:style style:name="P14" style:family="paragraph">
      <style:paragraph-properties fo:line-height="100.00%" fo:text-align="left" fo:margin-bottom="8.00pt"/>
    </style:style>
    <style:style style:name="P15" style:family="paragraph">
      <style:paragraph-properties fo:line-height="100.00%" fo:text-align="left" fo:margin-left="0.00pt" fo:text-indent="36.00pt" fo:margin-bottom="8.00pt"/>
    </style:style>
    <style:style style:name="P16" style:family="paragraph">
      <style:paragraph-properties fo:line-height="100.00%" fo:text-align="left" fo:margin-bottom="8.00pt"/>
    </style:style>
  </office:automatic-styles>
  <office:body>
    <office:text>
      <text:p text:style-name="P1"><text:span text:style-name="T1">PUBLIC TRANSPORTATION EFFICIENCY ANALYSIS</text:span></text:p>
      <text:p text:style-name="P1"><text:span text:style-name="T1">Phase5 submission:</text:span></text:p>
      <text:p text:style-name="P2"><text:span text:style-name="T2"/></text:p>
      <text:p text:style-name="P2"><text:span text:style-name="T3">Objective:</text:span></text:p>
      <text:p text:style-name="P3"><text:span text:style-name="T4">The objective of this project is to optimize public transportation systems by leveraging the Internet of Things (IoT) technology. The project aims to enhance the efficiency, reliability, and overall user experience of public transportation services by collecting and analyzing real-time data from IoT devices deployed in vehicles, infrastructure, and passenger hubs.</text:span></text:p>
      <text:p text:style-name="P4"><text:span text:style-name="T4"/></text:p>
      <text:p text:style-name="P4"><text:span text:style-name="T5">IoT Device Setup:</text:span></text:p>
      <text:p text:style-name="P5"><text:span text:style-name="T6">Vehicle Sensors:<text:s/></text:span><text:span text:style-name="T7">IoT sensors will be installed in public transport vehicles, including buses, trams, and trains. These sensors will collect data such as vehicle location, speed, fuel consumption, passenger count, and engine health.</text:span></text:p>
      <text:p text:style-name="P6"><text:span text:style-name="T7"/></text:p>
      <text:p text:style-name="P7"><text:span text:style-name="T8">Passenger Counters</text:span><text:span text:style-name="T9">: IoT cameras or sensors will be placed at vehicle entry and exit points to track passenger counts and occupancy in real-time.</text:span></text:p>
      <text:p text:style-name="P8"><text:span text:style-name="T9"/></text:p>
      <text:p text:style-name="P9"><text:span text:style-name="T10">Infrastructure Sensors:<text:s/></text:span><text:span text:style-name="T11">IoT sensors will be deployed at bus stops, train stations, and other passenger hubs to collect data on passenger foot traffic, environmental conditions (e.g., temperature, humidity), and vehicle arrival times.</text:span></text:p>
      <text:p text:style-name="P10"><text:span text:style-name="T11"/></text:p>
      <text:p text:style-name="P10"><text:span text:style-name="T12">Platform Development:</text:span></text:p>
      <text:p text:style-name="P11"><text:span text:style-name="T13">The IoT data collected from the devices will be transmitted to a centralized platform for analysis and decision-making. The platform will consist of the following components:</text:span></text:p>
      <text:p text:style-name="P12"><text:span text:style-name="T13"/></text:p>
      <text:p text:style-name="P12"><text:span text:style-name="T14">IoT Gateway</text:span><text:span text:style-name="T15">: Data from the IoT devices will be sent to a central gateway for aggregation and forwarding. This gateway will be responsible for data preprocessing and transmission.</text:span></text:p>
      <text:p text:style-name="P12"><text:span text:style-name="T15"/></text:p>
      <text:p text:style-name="P12"><text:span text:style-name="T16">Cloud Data Storage:<text:s/></text:span><text:span text:style-name="T17">The preprocessed data will be stored in a cloud-based database for real-time and historical analysis.</text:span></text:p>
      <text:p text:style-name="P12"><text:span text:style-name="T17"/></text:p>
      <text:p text:style-name="P12"><text:span text:style-name="T18">Data Analysis and Prediction</text:span><text:span text:style-name="T19">: Machine learning models will be developed to analyze the data and make predictions about vehicle schedules, maintenance needs, and passenger demand.</text:span></text:p>
      <text:p text:style-name="P12"><text:span text:style-name="T19"/></text:p>
      <text:p text:style-name="P12"><text:span text:style-name="T20">Dashboard:<text:s/></text:span><text:span text:style-name="T21">A user-friendly dashboard will be created for transportation authorities and commuters to access real-time information about vehicle locations, passenger counts, and estimated arrival times.</text:span></text:p>
      <text:p text:style-name="P12"><text:span text:style-name="T21"/></text:p>
      <text:p text:style-name="P12"><text:span text:style-name="T22">Code Implementation</text:span><text:span text:style-name="T23">:</text:span></text:p>
      <text:p text:style-name="P12"><text:span text:style-name="T23">The code for this project will be written in various programming languages depending on the component:</text:span></text:p>
      <text:p text:style-name="P12"><text:span text:style-name="T23"/></text:p>
      <text:p text:style-name="P12"><text:span text:style-name="T24">IoT Device Code:<text:s/></text:span><text:span text:style-name="T25">Each IoT device will have its own code to read sensor data and transmit it to the IoT gateway. This code may be written in C, Python, or other suitable languages.</text:span></text:p>
      <text:p text:style-name="P12"><text:span text:style-name="T25"/></text:p>
      <text:p text:style-name="P12"><text:span text:style-name="T26">IoT Gateway Code:<text:s/></text:span><text:span text:style-name="T27">The gateway will have code to aggregate data, perform preprocessing, and securely transmit it to the cloud. It may use MQTT, HTTP, or other communication protocols.</text:span></text:p>
      <text:p text:style-name="P12"><text:span text:style-name="T27"/></text:p>
      <text:p text:style-name="P12"><text:span text:style-name="T28">Cloud Data Storage Code:</text:span><text:span text:style-name="T29"><text:s/>This involves setting up and managing databases, which can be done using platforms like AWS, Azure, or Google Cloud.</text:span></text:p>
      <text:p text:style-name="P12"><text:span text:style-name="T29"/></text:p>
      <text:p text:style-name="P12"><text:span text:style-name="T30">Data Analysis and Prediction Code:<text:s/></text:span><text:span text:style-name="T31">Machine learning models will be implemented using Python, along with libraries like TensorFlow or scikit-learn.</text:span></text:p>
      <text:p text:style-name="P12"><text:span text:style-name="T31"/></text:p>
      <text:p text:style-name="P12"><text:span text:style-name="T32">Dashboard Code:<text:s/></text:span><text:span text:style-name="T33">Web-based dashboards can be developed using HTML, CSS, and JavaScript, along with frameworks like React or Angular.</text:span></text:p>
      <text:p text:style-name="P13"><text:span text:style-name="T34">Python Code for Connecting Mobile app with Above Project:</text:span></text:p>
      <text:p text:style-name="P13"><text:span text:style-name="T35">import 'package:flutter/material.dart';</text:span></text:p>
      <text:p text:style-name="P13"><text:span text:style-name="T35">import 'package:http/http.dart' as http;</text:span></text:p>
      <text:p text:style-name="P13"><text:span text:style-name="T35">import 'dart:convert';</text:span></text:p>
      <text:p text:style-name="P13"><text:span text:style-name="T35">void main() =&gt; runApp(MyApp());</text:span></text:p>
      <text:p text:style-name="P13"><text:span text:style-name="T35"/></text:p>
      <text:p text:style-name="P13"><text:span text:style-name="T35">class MyApp extends StatelessWidget {</text:span></text:p>
      <text:p text:style-name="P13"><text:span text:style-name="T35"><text:s text:c="2"/>@override</text:span></text:p>
      <text:p text:style-name="P13"><text:span text:style-name="T35"><text:s text:c="2"/>Widget build(BuildContext context) {</text:span></text:p>
      <text:p text:style-name="P13"><text:span text:style-name="T35"><text:s text:c="4"/>return MaterialApp(</text:span></text:p>
      <text:p text:style-name="P13"><text:span text:style-name="T35"><text:s text:c="6"/>home: VehicleLocations(),</text:span></text:p>
      <text:p text:style-name="P13"><text:span text:style-name="T35"><text:s text:c="4"/>);</text:span></text:p>
      <text:p text:style-name="P13"><text:span text:style-name="T35"><text:s text:c="2"/>}</text:span></text:p>
      <text:p text:style-name="P13"><text:span text:style-name="T35">}</text:span></text:p>
      <text:p text:style-name="P13"><text:span text:style-name="T35">class VehicleLocations extends StatefulWidget {</text:span></text:p>
      <text:p text:style-name="P13"><text:span text:style-name="T35"><text:s text:c="2"/>@override</text:span></text:p>
      <text:p text:style-name="P13"><text:span text:style-name="T35"><text:s text:c="2"/>_VehicleLocationsState createState() =&gt; _VehicleLocationsState();</text:span></text:p>
      <text:p text:style-name="P13"><text:span text:style-name="T35">}</text:span></text:p>
      <text:p text:style-name="P13"><text:span text:style-name="T35">class _VehicleLocationsState extends State&lt;VehicleLocations&gt; {</text:span></text:p>
      <text:p text:style-name="P13"><text:span text:style-name="T35"><text:s text:c="2"/>String locationData = "";</text:span></text:p>
      <text:p text:style-name="P13"><text:span text:style-name="T35"><text:s text:c="2"/>Future&lt;void&gt; fetchVehicleLocations() async {</text:span></text:p>
      <text:p text:style-name="P13"><text:span text:style-name="T35"><text:s text:c="4"/>final response = await http.get('http://your-python-server-url/get_vehicle_location?vehicle_id=bus1');</text:span></text:p>
      <text:p text:style-name="P13"><text:span text:style-name="T35"><text:s text:c="4"/>if (response.statusCode == 200) {</text:span></text:p>
      <text:p text:style-name="P13"><text:span text:style-name="T35"><text:s text:c="6"/>setState(() {</text:span></text:p>
      <text:p text:style-name="P13"><text:span text:style-name="T35"><text:s text:c="8"/>locationData = json.decode(response.body).toString();</text:span></text:p>
      <text:p text:style-name="P13"><text:span text:style-name="T35"><text:s text:c="6"/>});</text:span></text:p>
      <text:p text:style-name="P13"><text:span text:style-name="T35"><text:s text:c="4"/>}</text:span></text:p>
      <text:p text:style-name="P13"><text:span text:style-name="T35"><text:s text:c="2"/>}</text:span></text:p>
      <text:p text:style-name="P13"><text:span text:style-name="T35"><text:s text:c="2"/>@override</text:span></text:p>
      <text:p text:style-name="P13"><text:span text:style-name="T35"><text:s text:c="2"/>Widget build(BuildContext context) {</text:span></text:p>
      <text:p text:style-name="P13"><text:span text:style-name="T35"><text:s text:c="4"/>return Scaffold(</text:span></text:p>
      <text:p text:style-name="P13"><text:span text:style-name="T35"><text:s text:c="6"/>appBar: AppBar(</text:span></text:p>
      <text:p text:style-name="P13"><text:span text:style-name="T35"><text:s text:c="8"/>title: Text('Public Transport Optimization App'),</text:span></text:p>
      <text:p text:style-name="P13"><text:span text:style-name="T35"><text:s text:c="6"/>),</text:span></text:p>
      <text:p text:style-name="P13"><text:span text:style-name="T35"><text:s text:c="6"/>body: Center(</text:span></text:p>
      <text:p text:style-name="P13"><text:span text:style-name="T35"><text:s text:c="8"/>child: Column(</text:span></text:p>
      <text:p text:style-name="P13"><text:span text:style-name="T35"><text:s text:c="10"/>children: &lt;Widget&gt;[</text:span></text:p>
      <text:p text:style-name="P13"><text:span text:style-name="T35"><text:s text:c="12"/>ElevatedButton(</text:span></text:p>
      <text:p text:style-name="P13"><text:span text:style-name="T35"><text:s text:c="14"/>onPressed: fetchVehicleLocations,</text:span></text:p>
      <text:p text:style-name="P13"><text:span text:style-name="T35"><text:s text:c="14"/>child: Text('Get Vehicle Location'),</text:span></text:p>
      <text:p text:style-name="P13"><text:span text:style-name="T35"><text:s text:c="12"/>),</text:span></text:p>
      <text:p text:style-name="P13"><text:span text:style-name="T35"><text:s text:c="12"/>Text(locationData),</text:span></text:p>
      <text:p text:style-name="P13"><text:span text:style-name="T35"><text:s text:c="10"/>],</text:span></text:p>
      <text:p text:style-name="P13"><text:span text:style-name="T35"><text:s text:c="8"/>),</text:span></text:p>
      <text:p text:style-name="P13"><text:span text:style-name="T35"><text:s text:c="6"/>),</text:span></text:p>
      <text:p text:style-name="P13"><text:span text:style-name="T35"><text:s text:c="4"/>);</text:span></text:p>
      <text:p text:style-name="P13"><text:span text:style-name="T35"><text:s text:c="2"/>}</text:span></text:p>
      <text:p text:style-name="P13"><text:span text:style-name="T35">}</text:span></text:p>
      <text:p text:style-name="P13"><text:span text:style-name="T36">Circuit Diagram for Public Transport Optimization:</text:span></text:p>
      <text:p text:style-name="P13"><draw:frame text:anchor-type="as-char" svg:width="149.65mm" svg:height="87.51mm" style:rel-width="scale" style:rel-height="scale"><draw:object-ole xlink:href="OleObj1"/><draw:image xlink:href="ObjectReplacements/OleObj1"/></draw:frame><text:span text:style-name="T38"/></text:p>
      <text:p text:style-name="P13"><text:span text:style-name="T39"/></text:p>
      <text:p text:style-name="P13"><text:span text:style-name="T39"><text:s/></text:span></text:p>
      <text:p text:style-name="P13"><text:span text:style-name="T39"/></text:p>
      <text:p text:style-name="P13"><text:span text:style-name="T40">3-D Representation for Public Transport Optimization:</text:span></text:p>
      <text:p text:style-name="P13"><draw:frame text:anchor-type="as-char" svg:width="154.64mm" svg:height="85.00mm" style:rel-width="scale" style:rel-height="scale"><draw:object-ole xlink:href="OleObj2"/><draw:image xlink:href="ObjectReplacements/OleObj2"/></draw:frame><text:span text:style-name="T42"/></text:p>
      <text:p text:style-name="P14"><text:span text:style-name="T43"/></text:p>
      <text:p text:style-name="P14"><text:span text:style-name="T43"/></text:p>
      <text:p text:style-name="P14"><text:span text:style-name="T44">Explanation in Detail:</text:span></text:p>
      <text:p text:style-name="P15"><text:span text:style-name="T45">The system will collect real-time data on vehicle locations, passenger counts, and environmental conditions. This data will be analyzed to optimize transportation routes, schedules, and vehicle maintenance. Passengers will have access to accurate arrival time predictions, reducing wait times and improving their experience. Transportation authorities will have tools to make data-driven decisions to enhance the efficiency and reliability of their services.</text:span></text:p>
      <text:p text:style-name="P15"><text:span text:style-name="T45">The project's success will lead to more sustainable, convenient, and user-friendly public transportation systems, benefiting both commuters and the environment.</text:span></text:p>
      <text:p text:style-name="P16"><text:span text:style-name="T45"/></text:p>
      <text:p text:style-name="P16"><text:span text:style-name="T46">URL for Tinkercad Project of Passenger Counting :</text:span></text:p>
      <text:p text:style-name="P16"><text:a xlink:href="https://www.tinkercad.com/things/dAuGJH1r0NS-copy-of-auto-counting-of-passenger/editel?tenant=circuits"><text:span text:style-name="T47">https://www.tinkercad.com/things/dAuGJH1r0NS-copy-of-auto-counting-of-passenger/editel?tenant=circuits</text:span></text:a><text:span text:style-name="T48"/></text:p>
      <text:p text:style-name="P16"><text:span text:style-name="T49">ScreenShot of<text:s text:c="2"/>Passenger Counting in Public Transport:</text:span><text:span text:style-name="T50"/></text:p>
      <text:p text:style-name="P16"><text:span text:style-name="T51"/></text:p>
      <text:p text:style-name="P16"><draw:frame text:anchor-type="as-char" svg:width="154.64mm" svg:height="87.14mm" style:rel-width="scale" style:rel-height="scale"><draw:object-ole xlink:href="OleObj3"/><draw:image xlink:href="ObjectReplacements/OleObj3"/></draw:frame><text:span text:style-name="T53"/></text:p>
      <text:p text:style-name="P16"><text:span text:style-name="T53"><text:s/>Code for Running above Circuit:</text:span></text:p>
      <text:p text:style-name="P16"><text:span text:style-name="T54">#include &lt;LiquidCrystal.h&gt;</text:span></text:p>
      <text:p text:style-name="P16"><text:span text:style-name="T54">#include &lt;Servo.h&gt;</text:span></text:p>
      <text:p text:style-name="P16"><text:span text:style-name="T54">#include &lt;ThingSpeak.h&gt; // Include the ThingSpeak library</text:span></text:p>
      <text:p text:style-name="P16"><text:span text:style-name="T54">// Define your ThingSpeak channel details</text:span></text:p>
      <text:p text:style-name="P16"><text:span text:style-name="T54">char thingSpeakAddress[] = "api.thingspeak.com";</text:span></text:p>
      <text:p text:style-name="P16"><text:span text:style-name="T54">unsigned long channelID =</text:span><text:span text:style-name="T55"><text:s/></text:span><text:span text:style-name="T56">2303456</text:span><text:span text:style-name="T57">; // Replace with your channel ID</text:span></text:p>
      <text:p text:style-name="P16"><text:span text:style-name="T57">const char * writeAPIKey = "</text:span><text:span text:style-name="T58"><text:s/></text:span><text:span text:style-name="T59">6EKT0ALDBXGG60Q1"; // Replace with your Write API Key</text:span></text:p>
      <text:p text:style-name="P16"><text:span text:style-name="T59">// Rest of your code...</text:span></text:p>
      <text:p text:style-name="P16"><text:span text:style-name="T59">void setup() {</text:span></text:p>
      <text:p text:style-name="P16"><text:span text:style-name="T59"><text:s text:c="2"/>// Initialize ThingSpeak</text:span></text:p>
      <text:p text:style-name="P16"><text:span text:style-name="T59"><text:s text:c="2"/>ThingSpeak.begin(client); // Initialize the ThingSpeak library</text:span></text:p>
      <text:p text:style-name="P16"><text:span text:style-name="T59"><text:s text:c="2"/>// Rest of your setup code...</text:span></text:p>
      <text:p text:style-name="P16"><text:span text:style-name="T59">}</text:span></text:p>
      <text:p text:style-name="P16"><text:span text:style-name="T59">// Update ThingSpeak with passenger count</text:span></text:p>
      <text:p text:style-name="P16"><text:span text:style-name="T59">void UpdateThingSpeak(int count) {</text:span></text:p>
      <text:p text:style-name="P16"><text:span text:style-name="T59"><text:s text:c="2"/>ThingSpeak.setField(1, count); // Field 1 is for passenger count</text:span></text:p>
      <text:p text:style-name="P16"><text:span text:style-name="T59"><text:s text:c="2"/>int status = ThingSpeak.writeFields(channelID, writeAPIKey);</text:span></text:p>
      <text:p text:style-name="P16"><text:span text:style-name="T59"><text:s text:c="2"/>if (status == 200) {</text:span></text:p>
      <text:p text:style-name="P16"><text:span text:style-name="T59"><text:s text:c="4"/>Serial.println("ThingSpeak update successful");</text:span></text:p>
      <text:p text:style-name="P16"><text:span text:style-name="T59"><text:s text:c="2"/>} else {</text:span></text:p>
      <text:p text:style-name="P16"><text:span text:style-name="T59"><text:s text:c="4"/>Serial.println("Error updating ThingSpeak");</text:span></text:p>
      <text:p text:style-name="P16"><text:span text:style-name="T59"><text:s text:c="2"/>}</text:span></text:p>
      <text:p text:style-name="P16"><text:span text:style-name="T59">}</text:span></text:p>
      <text:p text:style-name="P16"><text:span text:style-name="T59">// Update the passenger count and ThingSpeak when a passenger enters or exits</text:span></text:p>
      <text:p text:style-name="P16"><text:span text:style-name="T59">void UpdatePassengerCounter(int x) {</text:span></text:p>
      <text:p text:style-name="P16"><text:span text:style-name="T59"><text:s text:c="2"/>Passenger = Passenger + x;</text:span></text:p>
      <text:p text:style-name="P16"><text:span text:style-name="T59"><text:s text:c="2"/>lastRIPdetected = 0;</text:span></text:p>
      <text:p text:style-name="P16"><text:span text:style-name="T59"><text:s text:c="2"/>if (Passenger &gt;= 0) {</text:span></text:p>
      <text:p text:style-name="P16"><text:span text:style-name="T59"><text:s text:c="4"/>UpdateThingSpeak(Passenger); // Update ThingSpeak with the new passenger count</text:span></text:p>
      <text:p text:style-name="P16"><text:span text:style-name="T59"><text:s text:c="2"/>}</text:span></text:p>
      <text:p text:style-name="P16"><text:span text:style-name="T59">}</text:span><text:span text:style-name="T60"><text:s text:c="2"/></text:span></text:p>
      <text:p text:style-name="P16"><text:span text:style-name="T60"/></text:p>
      <text:p text:style-name="P16"><text:span text:style-name="T60">Thingspeak Channel stats of Passengers Counting:</text:span></text:p>
      <text:p text:style-name="P16"><text:span text:style-name="T61"/></text:p>
      <text:p text:style-name="P16"><text:span text:style-name="T61"/></text:p>
      <text:p text:style-name="P16"><text:span text:style-name="T62"/></text:p>
      <text:p text:style-name="P16"><text:span text:style-name="T62"/></text:p>
      <text:p text:style-name="P16"><draw:frame text:anchor-type="as-char" svg:width="150.00mm" svg:height="104.64mm" style:rel-width="scale" style:rel-height="scale"><draw:object-ole xlink:href="OleObj4"/><draw:image xlink:href="ObjectReplacements/OleObj4"/></draw:frame><text:span text:style-name="T64">Platform UI Code for Public Transport Optimization:</text:span></text:p>
      <text:p text:style-name="P16"><text:span text:style-name="T65">&lt;!DOCTYPE html&gt;</text:span></text:p>
      <text:p text:style-name="P16"><text:span text:style-name="T65">&lt;html&gt;</text:span></text:p>
      <text:p text:style-name="P16"><text:span text:style-name="T65">&lt;head&gt;</text:span></text:p>
      <text:p text:style-name="P16"><text:span text:style-name="T65"><text:s text:c="4"/>&lt;title&gt;Bus Passenger Counter&lt;/title&gt;</text:span></text:p>
      <text:p text:style-name="P16"><text:span text:style-name="T65">&lt;/head&gt;</text:span></text:p>
      <text:p text:style-name="P16"><text:span text:style-name="T65">&lt;body&gt;</text:span></text:p>
      <text:p text:style-name="P16"><text:span text:style-name="T65"><text:s text:c="4"/>&lt;h1&gt;Bus Passenger Counter&lt;/h1&gt;</text:span></text:p>
      <text:p text:style-name="P16"><text:span text:style-name="T65"><text:s text:c="4"/>&lt;p&gt;Passenger Count: &lt;span id="passengerCount"&gt;Loading...&lt;/span&gt;&lt;/p&gt;</text:span></text:p>
      <text:p text:style-name="P16"><text:span text:style-name="T65"><text:s text:c="4"/>&lt;script&gt;</text:span></text:p>
      <text:p text:style-name="P16"><text:span text:style-name="T65"><text:s text:c="8"/>// Function to update passenger count from ThingSpeak</text:span></text:p>
      <text:p text:style-name="P16"><text:span text:style-name="T65"><text:s text:c="8"/>function updatePassengerCount() {</text:span></text:p>
      <text:p text:style-name="P16"><text:span text:style-name="T65"><text:s text:c="12"/>// Make an AJAX request to fetch the passenger count from ThingSpeak</text:span></text:p>
      <text:p text:style-name="P16"><text:span text:style-name="T65"><text:s text:c="12"/>var xhr = new XMLHttpRequest();</text:span></text:p>
      <text:p text:style-name="P16"><text:span text:style-name="T65"><text:s text:c="12"/>xhr.open("GET", "</text:span><text:a xlink:href="https://api.thingspeak.com/update?api_key=OL6MICDSS2G0VN7J&amp;field1=0"><text:span text:style-name="T67">https://api.thingspeak.com/update?api_key=OL6MICDSS2G0VN7J</text:span><text:span text:style-name="T68"><text:s/>HYPERLINK "https://api.thingspeak.com/update?api_key=OL6MICDSS2G0VN7J&amp;field1=0"</text:span><text:span text:style-name="T69">&amp;</text:span><text:span text:style-name="T70"><text:s/>HYPERLINK "https://api.thingspeak.com/update?api_key=OL6MICDSS2G0VN7J&amp;field1=0"</text:span><text:span text:style-name="T71">field1=0</text:span></text:a><text:span text:style-name="T72">", true);</text:span></text:p>
      <text:p text:style-name="P16"><text:span text:style-name="T72"><text:s text:c="12"/>xhr.onreadystatechange = function () {</text:span></text:p>
      <text:p text:style-name="P16"><text:span text:style-name="T72"><text:s text:c="16"/>if (xhr.readyState == 4 &amp;&amp; xhr.status == 200) {</text:span></text:p>
      <text:p text:style-name="P16"><text:span text:style-name="T72"><text:s text:c="20"/>var count = xhr.responseText;</text:span></text:p>
      <text:p text:style-name="P16"><text:span text:style-name="T72"><text:s text:c="20"/>document.getElementById("passengerCount").textContent = count;</text:span></text:p>
      <text:p text:style-name="P16"><text:span text:style-name="T72"><text:s text:c="16"/>}</text:span></text:p>
      <text:p text:style-name="P16"><text:span text:style-name="T72"><text:s text:c="12"/>};</text:span></text:p>
      <text:p text:style-name="P16"><text:span text:style-name="T72"><text:s text:c="12"/>xhr.send();</text:span></text:p>
      <text:p text:style-name="P16"><text:span text:style-name="T72"><text:s text:c="8"/>}</text:span></text:p>
      <text:p text:style-name="P16"><text:span text:style-name="T72"><text:s text:c="8"/>// Periodically update passenger count (e.g., every 10 seconds)</text:span></text:p>
      <text:p text:style-name="P16"><text:span text:style-name="T72"><text:s text:c="8"/>setInterval(updatePassengerCount, 10000);</text:span></text:p>
      <text:p text:style-name="P16"><text:span text:style-name="T72"><text:s text:c="8"/>// Initial update</text:span></text:p>
      <text:p text:style-name="P16"><text:span text:style-name="T72"><text:s text:c="8"/>updatePassengerCount();</text:span></text:p>
      <text:p text:style-name="P16"><text:span text:style-name="T72"><text:s text:c="4"/>&lt;/script&gt;</text:span></text:p>
      <text:p text:style-name="P16"><text:span text:style-name="T72">&lt;/body&gt;</text:span></text:p>
      <text:p text:style-name="P16"><text:span text:style-name="T72">&lt;/html&gt;</text:span></text:p>
      <text:p text:style-name="P16"><text:span text:style-name="T73">Output for above Program:</text:span></text:p>
      <text:p text:style-name="P16"><draw:frame text:anchor-type="as-char" svg:width="154.64mm" svg:height="73.21mm" style:rel-width="scale" style:rel-height="scale"><draw:object-ole xlink:href="OleObj5"/><draw:image xlink:href="ObjectReplacements/OleObj5"/></draw:frame><text:span text:style-name="T7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